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24-09-1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23-09-2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22-09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2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20-09-2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9-09-2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8-09-2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7-09-2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6-11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6-09-2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6-04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6-02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6-01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5-12-2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5-09-1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5-03-25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4-12-2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4-09-2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4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4-03-2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3-12-1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3-09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3-06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3-03-2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2-12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2-09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2-06-2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2-03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1-12-3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1-09-2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1-06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1-03-2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0-12-2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0-09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0-06-2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10-03-2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9-12-1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9-09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9-06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9-03-23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8-12-3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8-10-2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8-09-2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8-06-3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8-04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7-12-3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7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7-06-25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7-03-27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6-12-26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6-08-2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6-06-30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6-01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12-1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11-2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10-24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9-2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8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7-28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6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5-2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4-2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3-3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2-2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5-01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61093916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